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Arial" svg:font-family="Arial"/>
  </office:font-face-decls>
  <office:automatic-styles>
    <style:style style:name="P1" style:family="paragraph" style:parent-style-name="Standard">
      <style:paragraph-properties fo:margin-bottom="0.0556in"/>
      <style:text-properties style:font-name="Arial" fo:font-size="14.0pt" fo:color="#233c7d"/>
    </style:style>
    <style:style style:name="P2" style:family="paragraph" style:parent-style-name="Standard">
      <style:text-properties style:font-name="Arial" fo:font-size="12.0pt" fo:color="#000000"/>
    </style:style>
    <style:style style:name="P3" style:family="paragraph" style:parent-style-name="Standard">
      <style:paragraph-properties fo:margin-bottom="0.1667in"/>
      <style:text-properties style:font-name="Arial" fo:font-size="12.0pt" fo:color="#000000"/>
    </style:style>
    <style:style style:name="P4" style:family="paragraph" style:parent-style-name="Standard">
      <style:paragraph-properties fo:margin-bottom="0.2500in"/>
      <style:text-properties style:font-name="Arial" fo:font-size="12.0pt" fo:color="#757575"/>
    </style:style>
    <style:style style:name="T1" style:family="text">
      <style:text-properties style:font-name="Apple Color Emoji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fo:font-style="italic" fo:font-style-asian="italic" fo:font-style-complex="italic" fo:font-weight="bold" fo:font-weight-asian="bold" fo:font-weight-complex="bold"/>
    </style:style>
    <style:style style:name="T4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🍽️</text:span><text:span text:style-name="T2"><text:s/>Déjeuner à la cantine — mardi 17 mars</text:span></text:p>
      <text:p text:style-name="P2">Quatre mamans de l'association ont déjeuné à la cantine ce mardi.</text:p>
      <text:p text:style-name="P2"><text:span text:style-name="T1">🍽️</text:span><text:s/>Au menu : salade de blé, poulet en sauce avec carottes et olives, et chou. Le repas était bon — l'apport de produits frais est un vrai plus. Les enfants qui le souhaitaient ont pu être resservis.</text:p>
      <text:p text:style-name="P2">Nous avons été chaleureusement accueillies par Christelle et l'équipe périscolaire.</text:p>
      <text:p text:style-name="P2"><text:span text:style-name="T3">Les Parents de Pennac</text:span></text:p>
      <text:p text:style-name="P3"/>
      <text:p text:style-name="P1"><text:span text:style-name="T1">🎭</text:span><text:span text:style-name="T2"><text:s/>Carnaval des enfants — 31 mars</text:span></text:p>
      <text:p text:style-name="P2">Le carnaval aura lieu le 31 mars ! Le thème pour les primaires cette année : la nature. L'association a offert des confettis pour le plus grand bonheur des enfants. <text:span text:style-name="T1">🎊</text:span></text:p>
      <text:p text:style-name="P3"/>
      <text:p text:style-name="P1"><text:span text:style-name="T1">📋</text:span><text:span text:style-name="T2"><text:s/>Conseil d'école</text:span></text:p>
      <text:p text:style-name="P4"><text:span text:style-name="T4">Le prochain conseil d‘école aura lieu le 9 avr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